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style:cell-protect="protected"/>
    </style:style>
    <style:style style:name="ce3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8722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6.6280000000000001" table:style-name="ce2">
            <text:p>6.63 €</text:p>
          </table:table-cell>
          <table:table-cell office:value-type="date" office:date-value="2000-10-22T00:00:00" table:style-name="ce3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currency" office:value="284.57690000000002" table:style-name="ce2">
            <text:p>284.58 €</text:p>
          </table:table-cell>
          <table:table-cell office:value-type="date" office:date-value="2002-03-11T00:00:00" table:style-name="ce3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currency" office:value="159.4462" table:style-name="ce2">
            <text:p>159.45 €</text:p>
          </table:table-cell>
          <table:table-cell office:value-type="date" office:date-value="2002-05-26T00:00:00" table:style-name="ce3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currency" office:value="93.469399999999993" table:style-name="ce2">
            <text:p>93.47 €</text:p>
          </table:table-cell>
          <table:table-cell office:value-type="date" office:date-value="2000-03-20T00:00:00" table:style-name="ce3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currency" office:value="60" table:style-name="ce2">
            <text:p>60.00 €</text:p>
          </table:table-cell>
          <table:table-cell office:value-type="date" office:date-value="2000-09-13T00:00:00" table:style-name="ce3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currency" office:value="30.204499999999999" table:style-name="ce2">
            <text:p>30.20 €</text:p>
          </table:table-cell>
          <table:table-cell office:value-type="date" office:date-value="2001-03-23T00:00:00" table:style-name="ce3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currency" office:value="103.3356" table:style-name="ce2">
            <text:p>103.34 €</text:p>
          </table:table-cell>
          <table:table-cell office:value-type="date" office:date-value="2000-04-11T00:00:00" table:style-name="ce3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currency" office:value="174.23099999999999" table:style-name="ce2">
            <text:p>174.23 €</text:p>
          </table:table-cell>
          <table:table-cell office:value-type="date" office:date-value="2000-01-10T00:00:00" table:style-name="ce3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currency" office:value="442.5444" table:style-name="ce2">
            <text:p>442.54 €</text:p>
          </table:table-cell>
          <table:table-cell office:value-type="date" office:date-value="2002-09-24T00:00:00" table:style-name="ce3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currency" office:value="168.42529999999999" table:style-name="ce2">
            <text:p>168.43 €</text:p>
          </table:table-cell>
          <table:table-cell office:value-type="date" office:date-value="2000-02-04T00:00:00" table:style-name="ce3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currency" office:value="24.398599999999998" table:style-name="ce2">
            <text:p>24.40 €</text:p>
          </table:table-cell>
          <table:table-cell office:value-type="date" office:date-value="2001-05-23T00:00:00" table:style-name="ce3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currency" office:value="67.130600000000001" table:style-name="ce2">
            <text:p>67.13 €</text:p>
          </table:table-cell>
          <table:table-cell office:value-type="date" office:date-value="2002-08-11T00:00:00" table:style-name="ce3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currency" office:value="1505.3766000000001" table:style-name="ce2">
            <text:p>1,505.38 €</text:p>
          </table:table-cell>
          <table:table-cell office:value-type="date" office:date-value="2001-07-03T00:00:00" table:style-name="ce3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currency" office:value="54.091099999999997" table:style-name="ce2">
            <text:p>54.09 €</text:p>
          </table:table-cell>
          <table:table-cell office:value-type="date" office:date-value="2000-06-07T00:00:00" table:style-name="ce3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currency" office:value="6.7362000000000002" table:style-name="ce2">
            <text:p>6.74 €</text:p>
          </table:table-cell>
          <table:table-cell office:value-type="date" office:date-value="2000-04-17T00:00:00" table:style-name="ce3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currency" office:value="105.05929999999999" table:style-name="ce2">
            <text:p>105.06 €</text:p>
          </table:table-cell>
          <table:table-cell office:value-type="date" office:date-value="2001-01-04T00:00:00" table:style-name="ce3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currency" office:value="46.734699999999997" table:style-name="ce2">
            <text:p>46.73 €</text:p>
          </table:table-cell>
          <table:table-cell office:value-type="date" office:date-value="2001-02-02T00:00:00" table:style-name="ce3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currency" office:value="101.0566" table:style-name="ce2">
            <text:p>101.06 €</text:p>
          </table:table-cell>
          <table:table-cell office:value-type="date" office:date-value="2000-03-18T00:00:00" table:style-name="ce3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currency" office:value="43.272799999999997" table:style-name="ce2">
            <text:p>43.27 €</text:p>
          </table:table-cell>
          <table:table-cell office:value-type="date" office:date-value="2001-01-15T00:00:00" table:style-name="ce3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currency" office:value="19.7468" table:style-name="ce2">
            <text:p>19.75 €</text:p>
          </table:table-cell>
          <table:table-cell office:value-type="date" office:date-value="2001-07-02T00:00:00" table:style-name="ce3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currency" office:value="11.395200000000001" table:style-name="ce2">
            <text:p>11.40 €</text:p>
          </table:table-cell>
          <table:table-cell office:value-type="date" office:date-value="2001-09-04T00:00:00" table:style-name="ce3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currency" office:value="522.69299999999998" table:style-name="ce2">
            <text:p>522.69 €</text:p>
          </table:table-cell>
          <table:table-cell office:value-type="date" office:date-value="2001-07-10T00:00:00" table:style-name="ce3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currency" office:value="111.64400000000001" table:style-name="ce2">
            <text:p>111.64 €</text:p>
          </table:table-cell>
          <table:table-cell office:value-type="date" office:date-value="2000-11-11T00:00:00" table:style-name="ce3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currency" office:value="75.273099999999999" table:style-name="ce2">
            <text:p>75.27 €</text:p>
          </table:table-cell>
          <table:table-cell office:value-type="date" office:date-value="2001-06-25T00:00:00" table:style-name="ce3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currency" office:value="143.702" table:style-name="ce2">
            <text:p>143.70 €</text:p>
          </table:table-cell>
          <table:table-cell office:value-type="date" office:date-value="2000-11-25T00:00:00" table:style-name="ce3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currency" office:value="500000" table:style-name="ce2">
            <text:p>500,000.00 €</text:p>
          </table:table-cell>
          <table:table-cell office:value-type="date" office:date-value="2002-04-05T00:00:00" table:style-name="ce3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currency" office:value="43.914700000000003" table:style-name="ce2">
            <text:p>43.91 €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currency" office:value="360.0736" table:style-name="ce2">
            <text:p>360.07 €</text:p>
          </table:table-cell>
          <table:table-cell office:value-type="date" office:date-value="2001-05-03T00:00:00" table:style-name="ce3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9.0584000000000007" table:style-name="ce2">
            <text:p>9.06 €</text:p>
          </table:table-cell>
          <table:table-cell office:value-type="date" office:date-value="2002-02-20T00:00:00" table:style-name="ce3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currency" office:value="57.25" table:style-name="ce2">
            <text:p>57.25 €</text:p>
          </table:table-cell>
          <table:table-cell office:value-type="date" office:date-value="2001-04-15T00:00:00" table:style-name="ce3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currency" office:value="439.1764" table:style-name="ce2">
            <text:p>439.18 €</text:p>
          </table:table-cell>
          <table:table-cell office:value-type="date" office:date-value="2002-01-03T00:00:00" table:style-name="ce3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currency" office:value="29.043399999999998" table:style-name="ce2">
            <text:p>29.04 €</text:p>
          </table:table-cell>
          <table:table-cell office:value-type="date" office:date-value="2000-02-23T00:00:00" table:style-name="ce3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currency" office:value="39.760599999999997" table:style-name="ce2">
            <text:p>39.76 €</text:p>
          </table:table-cell>
          <table:table-cell office:value-type="date" office:date-value="2001-05-27T00:00:00" table:style-name="ce3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currency" office:value="22.069199999999999" table:style-name="ce2">
            <text:p>22.07 €</text:p>
          </table:table-cell>
          <table:table-cell office:value-type="date" office:date-value="2002-08-10T00:00:00" table:style-name="ce3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currency" office:value="15.095000000000001" table:style-name="ce2">
            <text:p>15.10 €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currency" office:value="4.3273000000000001" table:style-name="ce2">
            <text:p>4.33 €</text:p>
          </table:table-cell>
          <table:table-cell office:value-type="date" office:date-value="2002-05-12T00:00:00" table:style-name="ce3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currency" office:value="270" table:style-name="ce2">
            <text:p>270.00 €</text:p>
          </table:table-cell>
          <table:table-cell office:value-type="date" office:date-value="2000-02-14T00:00:00" table:style-name="ce3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currency" office:value="127.7704" table:style-name="ce2">
            <text:p>127.77 €</text:p>
          </table:table-cell>
          <table:table-cell office:value-type="date" office:date-value="2002-09-02T00:00:00" table:style-name="ce3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currency" office:value="144" table:style-name="ce2">
            <text:p>144.00 €</text:p>
          </table:table-cell>
          <table:table-cell office:value-type="date" office:date-value="2002-05-05T00:00:00" table:style-name="ce3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currency" office:value="21.6" table:style-name="ce2">
            <text:p>21.60 €</text:p>
          </table:table-cell>
          <table:table-cell office:value-type="date" office:date-value="2002-02-02T00:00:00" table:style-name="ce3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Juan</meta:initial-creator>
    <dc:creator>Alvaro Rubilar Donoso</dc:creator>
    <meta:creation-date>2015-07-21T10:08:22Z</meta:creation-date>
    <dc:date>2019-12-25T02:32:40Z</dc:date>
  </office:meta>
</office:document-meta>
</file>